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settings.py" manifest:media-type="application/binary"/>
  <manifest:file-entry manifest:full-path="Scripts/python/doc/help.html" manifest:media-type="application/binary"/>
  <manifest:file-entry manifest:full-path="Scripts/python/doc/help.py" manifest:media-type="application/binary"/>
  <manifest:file-entry manifest:full-path="Scripts/python/doc/" manifest:media-type="application/binary"/>
  <manifest:file-entry manifest:full-path="Scripts/python/pythonpath/config.py" manifest:media-type="application/binary"/>
  <manifest:file-entry manifest:full-path="Scripts/python/pythonpath/schematic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listener.py" manifest:media-type="application/binary"/>
  <manifest:file-entry manifest:full-path="Scripts/python/bom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bom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Ведомость_5f_покупных_5f_изделий" style:display-name="Ведомость_покупных_изделий" style:family="table">
      <style:table-properties style:width="18.5cm" fo:margin-left="2cm" table:align="left"/>
    </style:style>
    <style:style style:name="Ведомость_5f_покупных_5f_изделий.A" style:display-name="Ведомость_покупных_изделий.A" style:family="table-column">
      <style:table-column-properties style:column-width="0.699cm"/>
    </style:style>
    <style:style style:name="Ведомость_5f_покупных_5f_изделий.B" style:display-name="Ведомость_покупных_изделий.B" style:family="table-column">
      <style:table-column-properties style:column-width="5.498cm"/>
    </style:style>
    <style:style style:name="Ведомость_5f_покупных_5f_изделий.C" style:display-name="Ведомость_покупных_изделий.C" style:family="table-column">
      <style:table-column-properties style:column-width="4.999cm"/>
    </style:style>
    <style:style style:name="Ведомость_5f_покупных_5f_изделий.D" style:display-name="Ведомость_покупных_изделий.D" style:family="table-column">
      <style:table-column-properties style:column-width="2.999cm"/>
    </style:style>
    <style:style style:name="Ведомость_5f_покупных_5f_изделий.E" style:display-name="Ведомость_покупных_изделий.E" style:family="table-column">
      <style:table-column-properties style:column-width="0.998cm"/>
    </style:style>
    <style:style style:name="Ведомость_5f_покупных_5f_изделий.F" style:display-name="Ведомость_покупных_изделий.F" style:family="table-column">
      <style:table-column-properties style:column-width="1cm"/>
    </style:style>
    <style:style style:name="Ведомость_5f_покупных_5f_изделий.G" style:display-name="Ведомость_покупных_изделий.G" style:family="table-column">
      <style:table-column-properties style:column-width="2.307cm"/>
    </style:style>
    <style:style style:name="Ведомость_5f_покупных_5f_изделий.1" style:display-name="Ведомость_покупных_изделий.1" style:family="table-row">
      <style:table-row-properties style:row-height="1.499cm"/>
    </style:style>
    <style:style style:name="Ведомость_5f_покупных_5f_изделий.A1" style:display-name="Ведомость_покупных_изделий.A1" style:family="table-cell">
      <style:table-cell-properties style:vertical-align="middle" fo:padding-left="0cm" fo:padding-right="0.101cm" fo:padding-top="0.049cm" fo:padding-bottom="0.049cm" fo:border-left="none" fo:border-right="none" fo:border-top="none" fo:border-bottom="1.4pt solid #000000"/>
    </style:style>
    <style:style style:name="Ведомость_5f_покупных_5f_изделий.B1" style:display-name="Ведомость_покупных_изделий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Ведомость_5f_покупных_5f_изделий.2" style:display-name="Ведомость_покупных_изделий.2" style:family="table-row">
      <style:table-row-properties style:row-height="0.827cm"/>
    </style:style>
    <style:style style:name="Ведомость_5f_покупных_5f_изделий.A2" style:display-name="Ведомость_покупных_изделий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Ведомость_5f_покупных_5f_изделий.B2" style:display-name="Ведомость_покупных_изделий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G15" style:display-name="Ведомость_покупных_изделий.G15" style:family="table-cell" style:data-style-name="N0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Ведомость_5f_покупных_5f_изделий.30" style:display-name="Ведомость_покупных_изделий.30" style:family="table-row">
      <style:table-row-properties style:row-height="0.801cm"/>
    </style:style>
    <style:style style:name="Ведомость_5f_покупных_5f_изделий.61" style:display-name="Ведомость_покупных_изделий.61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6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8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9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10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2" style:family="paragraph" style:parent-style-name="Заголовок_20_графы_20_форматной_20_рамки">
      <style:text-properties style:text-scale="90%"/>
    </style:style>
    <style:style style:name="P13" style:family="paragraph" style:parent-style-name="Значение_20_графы_20_форматной_20_рамки_20__28_повёрнуто_29_">
      <style:text-properties fo:font-size="16pt" style:text-scale="100%"/>
    </style:style>
    <style:style style:name="P14" style:family="paragraph" style:parent-style-name="Ед._20_изм.">
      <style:text-properties officeooo:rsid="009c3c43" officeooo:paragraph-rsid="009c3c43" style:text-scale="100%"/>
    </style:style>
    <style:style style:name="P15" style:family="paragraph" style:parent-style-name="Ед._20_изм.">
      <style:text-properties officeooo:rsid="009c3c43" officeooo:paragraph-rsid="009f3590" style:text-scale="100%"/>
    </style:style>
    <style:style style:name="P16" style:family="paragraph" style:parent-style-name="Ед._20_изм.">
      <style:text-properties officeooo:rsid="009e51dc" officeooo:paragraph-rsid="009e51dc" style:text-scale="100%"/>
    </style:style>
    <style:style style:name="P17" style:family="paragraph" style:parent-style-name="Ед._20_изм.">
      <style:text-properties officeooo:rsid="009f3590" officeooo:paragraph-rsid="009f3590" style:text-scale="100%"/>
    </style:style>
    <style:style style:name="P18" style:family="paragraph" style:parent-style-name="Ед._20_изм.">
      <style:text-properties officeooo:rsid="00a555d8" officeooo:paragraph-rsid="00a555d8" style:text-scale="100%"/>
    </style:style>
    <style:style style:name="P19" style:family="paragraph" style:parent-style-name="Ед._20_изм.">
      <style:text-properties officeooo:rsid="00b90043" officeooo:paragraph-rsid="00b90043" style:text-scale="100%"/>
    </style:style>
    <style:style style:name="P20" style:family="paragraph" style:parent-style-name="Ед._20_изм.">
      <style:text-properties officeooo:rsid="00c34323" officeooo:paragraph-rsid="00c34323" style:text-scale="100%"/>
    </style:style>
    <style:style style:name="P21" style:family="paragraph" style:parent-style-name="Ед._20_изм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22" style:family="paragraph" style:parent-style-name="Ед._20_изм.">
      <style:text-properties style:font-name="OpenGost Type B TT" fo:font-size="16pt" fo:language="ru" fo:country="RU" fo:font-style="normal" officeooo:rsid="00c7fb11" officeooo:paragraph-rsid="00c7fb11" style:text-scale="100%"/>
    </style:style>
    <style:style style:name="P23" style:family="paragraph" style:parent-style-name="Ед._20_изм.">
      <style:text-properties officeooo:rsid="00bc7c1e" officeooo:paragraph-rsid="00bc7c1e" style:text-scale="97%"/>
    </style:style>
    <style:style style:name="P24" style:family="paragraph" style:parent-style-name="Ед._20_изм.">
      <style:text-properties fo:font-weight="bold" style:font-weight-asian="bold" style:font-weight-complex="bold"/>
    </style:style>
    <style:style style:name="P25" style:family="paragraph" style:parent-style-name="Ед._20_изм.">
      <style:text-properties fo:background-color="#ffff00"/>
    </style:style>
    <style:style style:name="P26" style:family="paragraph" style:parent-style-name="Ед._20_изм.">
      <style:text-properties officeooo:rsid="009f3590" officeooo:paragraph-rsid="009f3590" fo:background-color="#ffff00" style:text-scale="100%"/>
    </style:style>
    <style:style style:name="P27" style:family="paragraph" style:parent-style-name="Заголовок_20_графы_20_таблицы">
      <style:text-properties fo:font-size="14pt"/>
    </style:style>
    <style:style style:name="P28" style:family="paragraph" style:parent-style-name="Заголовок_20_графы_20_таблицы">
      <style:text-properties fo:font-size="14pt" style:text-rotation-angle="90" style:text-rotation-scale="line-height"/>
    </style:style>
    <style:style style:name="P29" style:family="paragraph" style:parent-style-name="Заголовок_20_графы_20_таблицы">
      <style:text-properties fo:font-size="14pt" style:text-scale="100%"/>
    </style:style>
    <style:style style:name="P30" style:family="paragraph" style:parent-style-name="Заголовок_20_графы_20_таблицы">
      <style:text-properties fo:font-size="14pt" officeooo:rsid="00a555d8" officeooo:paragraph-rsid="00a555d8" style:text-scale="78%"/>
    </style:style>
    <style:style style:name="P31" style:family="paragraph" style:parent-style-name="Кол.">
      <style:text-properties officeooo:rsid="009c3c43" officeooo:paragraph-rsid="009c3c43" style:text-scale="100%"/>
    </style:style>
    <style:style style:name="P32" style:family="paragraph" style:parent-style-name="Кол.">
      <style:text-properties officeooo:rsid="009e51dc" officeooo:paragraph-rsid="009e51dc" style:text-scale="100%"/>
    </style:style>
    <style:style style:name="P33" style:family="paragraph" style:parent-style-name="Кол.">
      <style:text-properties officeooo:rsid="009f3590" officeooo:paragraph-rsid="009f3590" style:text-scale="100%"/>
    </style:style>
    <style:style style:name="P34" style:family="paragraph" style:parent-style-name="Кол.">
      <style:text-properties officeooo:rsid="00a555d8" officeooo:paragraph-rsid="00a555d8" style:text-scale="100%"/>
    </style:style>
    <style:style style:name="P35" style:family="paragraph" style:parent-style-name="Кол.">
      <style:text-properties officeooo:rsid="00b90043" officeooo:paragraph-rsid="00b90043" style:text-scale="100%"/>
    </style:style>
    <style:style style:name="P36" style:family="paragraph" style:parent-style-name="Кол.">
      <style:text-properties officeooo:rsid="00c34323" officeooo:paragraph-rsid="00c34323" style:text-scale="100%"/>
    </style:style>
    <style:style style:name="P37" style:family="paragraph" style:parent-style-name="Кол.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38" style:family="paragraph" style:parent-style-name="Кол.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39" style:family="paragraph" style:parent-style-name="Кол.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40" style:family="paragraph" style:parent-style-name="Кол.">
      <style:text-properties style:font-name="OpenGost Type B TT" fo:font-size="16pt" fo:language="ru" fo:country="RU" fo:font-style="normal" officeooo:rsid="00bc7c1e" officeooo:paragraph-rsid="00bc7c1e" style:text-scale="100%"/>
    </style:style>
    <style:style style:name="P41" style:family="paragraph" style:parent-style-name="Кол.">
      <style:text-properties style:font-name="OpenGost Type B TT" fo:font-size="16pt" fo:language="ru" fo:country="RU" fo:font-style="normal" officeooo:rsid="00c7fb11" officeooo:paragraph-rsid="00c7fb11" style:text-scale="100%"/>
    </style:style>
    <style:style style:name="P42" style:family="paragraph" style:parent-style-name="Кол.">
      <style:text-properties fo:font-weight="bold" style:font-weight-asian="bold" style:font-weight-complex="bold"/>
    </style:style>
    <style:style style:name="P43" style:family="paragraph" style:parent-style-name="Кол.">
      <style:text-properties fo:background-color="#ffff00"/>
    </style:style>
    <style:style style:name="P44" style:family="paragraph" style:parent-style-name="Кол.">
      <style:text-properties officeooo:rsid="009f3590" officeooo:paragraph-rsid="009f3590" fo:background-color="#ffff00" style:text-scale="100%"/>
    </style:style>
    <style:style style:name="P45" style:family="paragraph" style:parent-style-name="Наименование">
      <style:text-properties officeooo:rsid="009c3c43" officeooo:paragraph-rsid="009c3c43" style:text-scale="100%"/>
    </style:style>
    <style:style style:name="P46" style:family="paragraph" style:parent-style-name="Наименование">
      <style:text-properties officeooo:rsid="009c3c43" officeooo:paragraph-rsid="00bc7c1e" style:text-scale="100%"/>
    </style:style>
    <style:style style:name="P47" style:family="paragraph" style:parent-style-name="Наименование">
      <style:text-properties officeooo:rsid="009dc30e" officeooo:paragraph-rsid="009dc30e" style:text-scale="100%"/>
    </style:style>
    <style:style style:name="P48" style:family="paragraph" style:parent-style-name="Наименование">
      <style:text-properties officeooo:rsid="009f3590" officeooo:paragraph-rsid="009f3590" style:text-scale="100%"/>
    </style:style>
    <style:style style:name="P49" style:family="paragraph" style:parent-style-name="Наименование">
      <style:text-properties officeooo:rsid="00a50d46" officeooo:paragraph-rsid="009c3c43" style:text-scale="100%"/>
    </style:style>
    <style:style style:name="P50" style:family="paragraph" style:parent-style-name="Наименование">
      <style:text-properties officeooo:rsid="00a555d8" officeooo:paragraph-rsid="00a555d8" style:text-scale="100%"/>
    </style:style>
    <style:style style:name="P51" style:family="paragraph" style:parent-style-name="Наименование">
      <style:text-properties officeooo:paragraph-rsid="00a555d8" style:text-scale="100%"/>
    </style:style>
    <style:style style:name="P52" style:family="paragraph" style:parent-style-name="Наименование">
      <style:text-properties officeooo:rsid="00a6a437" officeooo:paragraph-rsid="00a6a437" style:text-scale="100%"/>
    </style:style>
    <style:style style:name="P53" style:family="paragraph" style:parent-style-name="Наименование">
      <style:text-properties officeooo:paragraph-rsid="00a6a437" style:text-scale="100%"/>
    </style:style>
    <style:style style:name="P54" style:family="paragraph" style:parent-style-name="Наименование">
      <style:text-properties officeooo:rsid="00b90043" officeooo:paragraph-rsid="00b90043" style:text-scale="100%"/>
    </style:style>
    <style:style style:name="P55" style:family="paragraph" style:parent-style-name="Наименование">
      <style:text-properties officeooo:paragraph-rsid="009e51dc" style:text-scale="100%"/>
    </style:style>
    <style:style style:name="P56" style:family="paragraph" style:parent-style-name="Наименование">
      <style:text-properties officeooo:rsid="00bc7c1e" officeooo:paragraph-rsid="00bc7c1e" style:text-scale="100%"/>
    </style:style>
    <style:style style:name="P57" style:family="paragraph" style:parent-style-name="Наименование">
      <style:text-properties officeooo:rsid="00c7fb11" officeooo:paragraph-rsid="00c7fb11" style:text-scale="100%"/>
    </style:style>
    <style:style style:name="P58" style:family="paragraph" style:parent-style-name="Наименование">
      <style:text-properties officeooo:rsid="009c3c43" officeooo:paragraph-rsid="009c3c43" style:text-scale="99%"/>
    </style:style>
    <style:style style:name="P59" style:family="paragraph" style:parent-style-name="Наименование">
      <style:text-properties officeooo:rsid="009f3590" officeooo:paragraph-rsid="009f3590" style:text-scale="83%"/>
    </style:style>
    <style:style style:name="P60" style:family="paragraph" style:parent-style-name="Наименование">
      <style:text-properties officeooo:paragraph-rsid="00a6a437" style:text-scale="75%"/>
    </style:style>
    <style:style style:name="P61" style:family="paragraph" style:parent-style-name="Наименование">
      <style:text-properties style:text-underline-style="solid" style:text-underline-width="auto" style:text-underline-color="font-color" officeooo:rsid="00a81822" officeooo:paragraph-rsid="00a81822" style:text-scale="100%"/>
    </style:style>
    <style:style style:name="P62" style:family="paragraph" style:parent-style-name="Наименование">
      <style:text-properties style:text-underline-style="solid" style:text-underline-width="auto" style:text-underline-color="font-color" officeooo:rsid="00b90043" officeooo:paragraph-rsid="00b90043" style:text-scale="100%"/>
    </style:style>
    <style:style style:name="P63" style:family="paragraph" style:parent-style-name="Наименование">
      <style:text-properties style:font-name="OpenGost Type B TT" fo:font-size="16pt" fo:language="ru" fo:country="RU" fo:font-style="normal" officeooo:rsid="009c3c43" officeooo:paragraph-rsid="009c3c43" style:text-scale="100%"/>
    </style:style>
    <style:style style:name="P64" style:family="paragraph" style:parent-style-name="Наименование">
      <style:text-properties style:font-name="OpenGost Type B TT" fo:font-size="16pt" fo:language="ru" fo:country="RU" fo:font-style="normal" style:text-underline-style="solid" style:text-underline-width="auto" style:text-underline-color="font-color" officeooo:rsid="00aa424d" officeooo:paragraph-rsid="00a81822" style:text-scale="100%"/>
    </style:style>
    <style:style style:name="P65" style:family="paragraph" style:parent-style-name="Наименование">
      <style:text-properties officeooo:rsid="009f3590" officeooo:paragraph-rsid="009f3590" fo:background-color="#ffff00" style:text-scale="100%"/>
    </style:style>
    <style:style style:name="P66" style:family="paragraph" style:parent-style-name="Наименование">
      <style:text-properties style:text-underline-style="none" officeooo:rsid="00c34323" officeooo:paragraph-rsid="00c34323" style:text-scale="92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9f3590" fo:background-color="transparent" style:text-scale="100%"/>
    </style:style>
    <style:style style:name="P6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transparent" style:text-scale="100%"/>
    </style:style>
    <style:style style:name="P6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9f3590" fo:background-color="transparent" style:text-scale="100%"/>
    </style:style>
    <style:style style:name="P7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9f3590" fo:background-color="#ffff00" style:text-scale="100%"/>
    </style:style>
    <style:style style:name="P71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72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73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51dc" officeooo:paragraph-rsid="009e51dc" style:text-scale="100%"/>
    </style:style>
    <style:style style:name="P74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3590" officeooo:paragraph-rsid="009f3590" style:text-scale="100%"/>
    </style:style>
    <style:style style:name="P7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dc30e" style:text-scale="100%"/>
    </style:style>
    <style:style style:name="P7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3590" style:text-scale="100%"/>
    </style:style>
    <style:style style:name="P7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cb039" style:text-scale="100%"/>
    </style:style>
    <style:style style:name="P78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officeooo:paragraph-rsid="00af19c0" style:text-scale="100%"/>
    </style:style>
    <style:style style:name="P79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128cf" officeooo:paragraph-rsid="00a6a437" style:font-weight-asian="bold" style:font-weight-complex="bold" style:text-scale="100%"/>
    </style:style>
    <style:style style:name="P80" style:family="paragraph" style:parent-style-name="Примеча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fo:font-weight="bold" officeooo:rsid="00a81822" style:font-weight-asian="bold" style:font-weight-complex="bold" style:text-scale="100%"/>
    </style:style>
    <style:style style:name="P81" style:family="paragraph" style:parent-style-name="Обозначение_20_документа_20_на_20_поставку">
      <style:text-properties style:text-scale="100%"/>
    </style:style>
    <style:style style:name="P82" style:family="paragraph" style:parent-style-name="Обозначение_20_документа_20_на_20_поставку">
      <style:text-properties fo:background-color="#ffff00"/>
    </style:style>
    <style:style style:name="P83" style:family="paragraph" style:parent-style-name="Обозначение_20_документа_20_на_20_поставку">
      <style:text-properties fo:background-color="#ffff00" style:text-scale="100%"/>
    </style:style>
    <style:style style:name="P84" style:family="paragraph" style:parent-style-name="Поставщик">
      <style:text-properties officeooo:rsid="009c3c43" officeooo:paragraph-rsid="009c3c43" style:text-scale="100%"/>
    </style:style>
    <style:style style:name="P85" style:family="paragraph" style:parent-style-name="Поставщик">
      <style:text-properties officeooo:rsid="009c3c43" officeooo:paragraph-rsid="009e51dc" style:text-scale="100%"/>
    </style:style>
    <style:style style:name="P86" style:family="paragraph" style:parent-style-name="Поставщик">
      <style:text-properties officeooo:rsid="009c3c43" officeooo:paragraph-rsid="009f3590" style:text-scale="100%"/>
    </style:style>
    <style:style style:name="P87" style:family="paragraph" style:parent-style-name="Поставщик">
      <style:text-properties officeooo:rsid="009c3c43" officeooo:paragraph-rsid="00b90043" style:text-scale="100%"/>
    </style:style>
    <style:style style:name="P88" style:family="paragraph" style:parent-style-name="Поставщик">
      <style:text-properties officeooo:rsid="00a555d8" officeooo:paragraph-rsid="00a555d8" style:text-scale="100%"/>
    </style:style>
    <style:style style:name="P89" style:family="paragraph" style:parent-style-name="Поставщик">
      <style:text-properties officeooo:rsid="00c34323" officeooo:paragraph-rsid="00c34323" style:text-scale="100%"/>
    </style:style>
    <style:style style:name="P90" style:family="paragraph" style:parent-style-name="Поставщик">
      <style:text-properties fo:font-weight="bold" style:font-weight-asian="bold" style:font-weight-complex="bold"/>
    </style:style>
    <style:style style:name="P91" style:family="paragraph" style:parent-style-name="Поставщик">
      <style:text-properties fo:font-weight="bold" officeooo:rsid="009c3c43" officeooo:paragraph-rsid="00be1b9c" style:font-weight-asian="bold" style:font-weight-complex="bold" style:text-scale="100%"/>
    </style:style>
    <style:style style:name="P92" style:family="paragraph" style:parent-style-name="Поставщик">
      <style:text-properties fo:font-weight="bold" officeooo:rsid="00a555d8" officeooo:paragraph-rsid="00c11ba7" style:font-weight-asian="bold" style:font-weight-complex="bold" style:text-scale="100%"/>
    </style:style>
    <style:style style:name="P93" style:family="paragraph" style:parent-style-name="Поставщик">
      <style:text-properties fo:background-color="#ffff00"/>
    </style:style>
    <style:style style:name="P94" style:family="paragraph" style:parent-style-name="Поставщик">
      <style:text-properties officeooo:rsid="009c3c43" officeooo:paragraph-rsid="009f3590" fo:background-color="#ffff00" style:text-scale="100%"/>
    </style:style>
    <style:style style:name="P95" style:family="paragraph" style:parent-style-name="Примечание">
      <style:text-properties style:text-scale="100%"/>
    </style:style>
    <style:style style:name="P96" style:family="paragraph" style:parent-style-name="Примечание">
      <style:text-properties officeooo:rsid="009c3c43" officeooo:paragraph-rsid="009c3c43" style:text-scale="100%"/>
    </style:style>
    <style:style style:name="P97" style:family="paragraph" style:parent-style-name="Примечание">
      <style:text-properties officeooo:rsid="009f3590" officeooo:paragraph-rsid="009f3590" style:text-scale="100%"/>
    </style:style>
    <style:style style:name="P98" style:family="paragraph" style:parent-style-name="Примечание">
      <style:text-properties officeooo:rsid="00a555d8" officeooo:paragraph-rsid="00a555d8" style:text-scale="100%"/>
    </style:style>
    <style:style style:name="P99" style:family="paragraph" style:parent-style-name="Примечание">
      <style:text-properties officeooo:rsid="00b90043" officeooo:paragraph-rsid="00b90043" style:text-scale="100%"/>
    </style:style>
    <style:style style:name="P100" style:family="paragraph" style:parent-style-name="Примечание">
      <style:text-properties officeooo:rsid="00bc7c1e" officeooo:paragraph-rsid="00bc7c1e" style:text-scale="100%"/>
    </style:style>
    <style:style style:name="P101" style:family="paragraph" style:parent-style-name="Примечание">
      <style:text-properties officeooo:rsid="00c34323" officeooo:paragraph-rsid="00c34323" style:text-scale="100%"/>
    </style:style>
    <style:style style:name="P102" style:family="paragraph" style:parent-style-name="Примечание">
      <style:text-properties style:font-name="OpenGost Type B TT" fo:font-size="16pt" fo:language="ru" fo:country="RU" fo:font-style="normal" officeooo:rsid="00a6a437" officeooo:paragraph-rsid="00a6a437" style:text-scale="100%"/>
    </style:style>
    <style:style style:name="P103" style:family="paragraph" style:parent-style-name="Примечание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104" style:family="paragraph" style:parent-style-name="Примечание">
      <style:text-properties style:font-name="OpenGost Type B TT" fo:font-size="16pt" fo:language="ru" fo:country="RU" fo:font-style="normal" officeooo:rsid="00a555d8" officeooo:paragraph-rsid="00a555d8" style:text-scale="100%"/>
    </style:style>
    <style:style style:name="P105" style:family="paragraph" style:parent-style-name="Примечание">
      <style:text-properties style:font-name="OpenGost Type B TT" fo:font-size="16pt" fo:language="ru" fo:country="RU" fo:font-style="normal" fo:font-weight="normal" officeooo:rsid="00bc7c1e" officeooo:paragraph-rsid="00bc7c1e" style:font-weight-asian="normal" style:font-weight-complex="normal" style:text-scale="100%"/>
    </style:style>
    <style:style style:name="P106" style:family="paragraph" style:parent-style-name="Примечание">
      <style:text-properties style:font-name="OpenGost Type B TT" fo:font-size="16pt" fo:language="ru" fo:country="RU" fo:font-style="normal" fo:font-weight="normal" officeooo:rsid="00c7fb11" officeooo:paragraph-rsid="00c7fb11" style:font-weight-asian="normal" style:font-weight-complex="normal" style:text-scale="100%"/>
    </style:style>
    <style:style style:name="P107" style:family="paragraph" style:parent-style-name="Примечание">
      <style:text-properties fo:font-weight="bold" officeooo:rsid="00bc7c1e" style:font-weight-asian="bold" style:font-weight-complex="bold" style:text-scale="100%"/>
    </style:style>
    <style:style style:name="P108" style:family="paragraph" style:parent-style-name="Примечание">
      <style:text-properties fo:font-weight="bold" officeooo:rsid="00bc7c1e" officeooo:paragraph-rsid="00bc7c1e" style:font-weight-asian="bold" style:font-weight-complex="bold" style:text-scale="100%"/>
    </style:style>
    <style:style style:name="P109" style:family="paragraph" style:parent-style-name="Примечание">
      <style:text-properties fo:font-weight="bold" officeooo:rsid="00a128cf" officeooo:paragraph-rsid="00a128cf" style:font-weight-asian="bold" style:font-weight-complex="bold" style:text-scale="100%"/>
    </style:style>
    <style:style style:name="P110" style:family="paragraph" style:parent-style-name="Примечание">
      <style:text-properties fo:font-weight="bold" officeooo:rsid="00b2df8f" officeooo:paragraph-rsid="00a128cf" style:font-weight-asian="bold" style:font-weight-complex="bold" style:text-scale="100%"/>
    </style:style>
    <style:style style:name="P111" style:family="paragraph" style:parent-style-name="Примечание">
      <style:text-properties fo:background-color="#ffff00"/>
    </style:style>
    <style:style style:name="P112" style:family="paragraph" style:parent-style-name="Примечание">
      <style:text-properties officeooo:rsid="009f3590" officeooo:paragraph-rsid="009f3590" fo:background-color="#ffff00" style:text-scale="100%"/>
    </style:style>
    <style:style style:name="P113" style:family="paragraph" style:parent-style-name="_2116__20_п_2f_п">
      <style:text-properties officeooo:rsid="009c3c43" officeooo:paragraph-rsid="009c3c43" style:text-scale="100%"/>
    </style:style>
    <style:style style:name="P114" style:family="paragraph" style:parent-style-name="_2116__20_п_2f_п">
      <style:text-properties officeooo:rsid="009e51dc" officeooo:paragraph-rsid="009e51dc" style:text-scale="100%"/>
    </style:style>
    <style:style style:name="P115" style:family="paragraph" style:parent-style-name="_2116__20_п_2f_п">
      <style:text-properties officeooo:rsid="009f3590" officeooo:paragraph-rsid="009f3590" style:text-scale="100%"/>
    </style:style>
    <style:style style:name="P116" style:family="paragraph" style:parent-style-name="_2116__20_п_2f_п">
      <style:text-properties officeooo:rsid="00a555d8" officeooo:paragraph-rsid="00a555d8" style:text-scale="100%"/>
    </style:style>
    <style:style style:name="P117" style:family="paragraph" style:parent-style-name="_2116__20_п_2f_п">
      <style:text-properties officeooo:rsid="00a6a437" officeooo:paragraph-rsid="00a6a437" style:text-scale="100%"/>
    </style:style>
    <style:style style:name="P118" style:family="paragraph" style:parent-style-name="_2116__20_п_2f_п">
      <style:text-properties officeooo:paragraph-rsid="00a6a437" style:text-scale="100%"/>
    </style:style>
    <style:style style:name="P119" style:family="paragraph" style:parent-style-name="_2116__20_п_2f_п">
      <style:text-properties officeooo:rsid="00c34323" officeooo:paragraph-rsid="00c34323" style:text-scale="100%"/>
    </style:style>
    <style:style style:name="P120" style:family="paragraph" style:parent-style-name="_2116__20_п_2f_п">
      <style:text-properties officeooo:paragraph-rsid="00af19c0" style:text-scale="100%"/>
    </style:style>
    <style:style style:name="P121" style:family="paragraph" style:parent-style-name="_2116__20_п_2f_п">
      <style:text-properties style:font-name="OpenGost Type B TT" fo:font-size="16pt" fo:language="ru" fo:country="RU" fo:font-style="normal" officeooo:rsid="009e51dc" officeooo:paragraph-rsid="009e51dc" style:text-scale="100%"/>
    </style:style>
    <style:style style:name="P122" style:family="paragraph" style:parent-style-name="_2116__20_п_2f_п">
      <style:text-properties style:font-name="OpenGost Type B TT" fo:font-size="16pt" fo:language="ru" fo:country="RU" fo:font-style="normal" officeooo:rsid="009f3590" officeooo:paragraph-rsid="009f3590" style:text-scale="100%"/>
    </style:style>
    <style:style style:name="P123" style:family="paragraph" style:parent-style-name="_2116__20_п_2f_п">
      <style:text-properties style:font-name="OpenGost Type B TT" fo:font-size="16pt" fo:language="ru" fo:country="RU" fo:font-style="normal" officeooo:rsid="00a81822" officeooo:paragraph-rsid="00a81822" style:text-scale="100%"/>
    </style:style>
    <style:style style:name="P124" style:family="paragraph" style:parent-style-name="_2116__20_п_2f_п">
      <style:text-properties style:font-name="OpenGost Type B TT" fo:font-size="16pt" fo:language="ru" fo:country="RU" fo:font-style="normal" officeooo:rsid="00c34323" officeooo:paragraph-rsid="00c34323" style:text-scale="100%"/>
    </style:style>
    <style:style style:name="P125" style:family="paragraph" style:parent-style-name="_2116__20_п_2f_п">
      <style:text-properties officeooo:rsid="009f3590" officeooo:paragraph-rsid="009f3590" fo:background-color="#ffff00" style:text-scale="100%"/>
    </style:style>
    <style:style style:name="P126" style:family="paragraph" style:parent-style-name="_2116__20_п_2f_п">
      <style:text-properties officeooo:rsid="009c3c43" officeooo:paragraph-rsid="009c3c43" fo:background-color="#ffff00" style:text-scale="100%"/>
    </style:style>
    <style:style style:name="P127" style:family="paragraph" style:parent-style-name="Пустой" style:master-page-name="Первый_20_лист_20_1">
      <style:paragraph-properties style:page-number="auto"/>
    </style:style>
    <style:style style:name="P128" style:family="paragraph" style:parent-style-name="Ед._20_изм.">
      <style:text-properties officeooo:rsid="009f3590" officeooo:paragraph-rsid="00ccf333" style:text-scale="100%"/>
    </style:style>
    <style:style style:name="P129" style:family="paragraph" style:parent-style-name="Кол.">
      <style:text-properties officeooo:rsid="00ccf333" officeooo:paragraph-rsid="00ccf333" style:text-scale="100%"/>
    </style:style>
    <style:style style:name="P130" style:family="paragraph" style:parent-style-name="Наименование">
      <style:text-properties officeooo:rsid="00b90043" officeooo:paragraph-rsid="00b90043" style:text-scale="100%"/>
    </style:style>
    <style:style style:name="P131" style:family="paragraph" style:parent-style-name="Наименование">
      <style:text-properties officeooo:rsid="00ccf333" officeooo:paragraph-rsid="00ccf333" style:text-scale="100%"/>
    </style:style>
    <style:style style:name="P132" style:family="paragraph" style:parent-style-name="Наименование">
      <style:text-properties officeooo:rsid="009c3c43" officeooo:paragraph-rsid="009c3c43" style:text-scale="99%"/>
    </style:style>
    <style:style style:name="P133" style:family="paragraph" style:parent-style-name="Обозначение_20_документа_20_на_20_поставку">
      <style:text-properties style:text-scale="100%"/>
    </style:style>
    <style:style style:name="P134" style:family="paragraph" style:parent-style-name="Поставщик">
      <style:text-properties style:font-name="OpenGost Type B TT" fo:font-size="16pt" fo:language="ru" fo:country="RU" fo:font-style="normal" officeooo:rsid="00c7fb11" officeooo:paragraph-rsid="00c7fb11" style:text-scale="100%"/>
    </style:style>
    <style:style style:name="P135" style:family="paragraph" style:parent-style-name="Поставщик">
      <style:text-properties officeooo:rsid="009c3c43" officeooo:paragraph-rsid="00ccf333" style:text-scale="100%"/>
    </style:style>
    <style:style style:name="P136" style:family="paragraph" style:parent-style-name="Примечание">
      <style:text-properties officeooo:rsid="00ccf333" officeooo:paragraph-rsid="00ccf333" style:text-scale="100%"/>
    </style:style>
    <style:style style:name="P137" style:family="paragraph" style:parent-style-name="_2116__20_п_2f_п">
      <style:text-properties officeooo:rsid="009f3590" officeooo:paragraph-rsid="009f3590" style:text-scale="100%"/>
    </style:style>
    <style:style style:name="P138" style:family="paragraph" style:parent-style-name="_2116__20_п_2f_п">
      <style:text-properties officeooo:rsid="00ccf333" officeooo:paragraph-rsid="00ccf333" style:text-scale="100%"/>
    </style:style>
    <style:style style:name="P139" style:family="paragraph" style:parent-style-name="_2116__20_п_2f_п">
      <style:text-properties officeooo:paragraph-rsid="00b91e76" style:text-scale="100%"/>
    </style:style>
    <style:style style:name="P140" style:family="paragraph" style:parent-style-name="_2116__20_п_2f_п">
      <style:text-properties style:font-name="OpenGost Type B TT" fo:font-size="16pt" fo:language="ru" fo:country="RU" fo:font-style="normal" officeooo:rsid="00ccf333" officeooo:paragraph-rsid="00ccf333" style:text-scale="100%"/>
    </style:style>
    <style:style style:name="T1" style:family="text">
      <style:text-properties style:font-name="OpenGost Type B TT" fo:font-size="16pt" fo:language="ru" fo:country="RU" fo:font-style="normal"/>
    </style:style>
    <style:style style:name="T2" style:family="text">
      <style:text-properties style:font-name="OpenGost Type B TT" fo:font-size="16pt" fo:language="ru" fo:country="RU" fo:font-style="normal" style:text-underline-style="none"/>
    </style:style>
    <style:style style:name="T3" style:family="text">
      <style:text-properties style:font-name="OpenGost Type B TT" fo:font-size="16pt" fo:language="ru" fo:country="RU" fo:font-style="normal" style:text-underline-style="none" officeooo:rsid="009dc30e"/>
    </style:style>
    <style:style style:name="T4" style:family="text">
      <style:text-properties style:font-name="OpenGost Type B TT" fo:font-size="16pt" fo:language="ru" fo:country="RU" fo:font-style="normal" style:text-underline-style="none" officeooo:rsid="00a0c53c"/>
    </style:style>
    <style:style style:name="T5" style:family="text">
      <style:text-properties style:font-name="OpenGost Type B TT" fo:font-size="16pt" fo:language="ru" fo:country="RU" fo:font-style="normal" style:text-underline-style="none" officeooo:rsid="00d562c2"/>
    </style:style>
    <style:style style:name="T6" style:family="text">
      <style:text-properties style:font-name="OpenGost Type B TT" fo:font-size="16pt" fo:language="ru" fo:country="RU" fo:font-style="normal" style:text-underline-style="none" fo:background-color="transparent" loext:char-shading-value="0"/>
    </style:style>
    <style:style style:name="T7" style:family="text">
      <style:text-properties style:font-name="OpenGost Type B TT" fo:font-size="16pt" fo:language="ru" fo:country="RU" fo:font-style="normal" style:text-underline-style="none" officeooo:rsid="00c21e68" fo:background-color="transparent" loext:char-shading-value="0"/>
    </style:style>
    <style:style style:name="T8" style:family="text">
      <style:text-properties style:font-name="OpenGost Type B TT" fo:font-size="16pt" fo:language="ru" fo:country="RU" fo:font-style="normal" style:text-underline-style="none" officeooo:rsid="00a213c5" fo:background-color="transparent" loext:char-shading-value="0"/>
    </style:style>
    <style:style style:name="T9" style:family="text">
      <style:text-properties style:font-name="OpenGost Type B TT" fo:font-size="16pt" fo:language="ru" fo:country="RU" fo:font-style="normal" style:text-underline-style="none" officeooo:rsid="009f3590" fo:background-color="transparent" loext:char-shading-value="0"/>
    </style:style>
    <style:style style:name="T10" style:family="text">
      <style:text-properties style:font-name="OpenGost Type B TT" fo:font-size="16pt" fo:language="ru" fo:country="RU" fo:font-style="normal" style:text-underline-style="none" officeooo:rsid="00a555d8"/>
    </style:style>
    <style:style style:name="T11" style:family="text">
      <style:text-properties style:font-name="OpenGost Type B TT" fo:font-size="16pt" fo:language="ru" fo:country="RU" fo:font-style="normal" style:text-underline-style="none" officeooo:rsid="00a6a437"/>
    </style:style>
    <style:style style:name="T12" style:family="text">
      <style:text-properties style:font-name="OpenGost Type B TT" fo:font-size="16pt" fo:language="ru" fo:country="RU" fo:font-style="normal" style:text-underline-style="none" officeooo:rsid="00bc7c1e"/>
    </style:style>
    <style:style style:name="T13" style:family="text">
      <style:text-properties style:font-name="OpenGost Type B TT" fo:font-size="16pt" fo:language="ru" fo:country="RU" fo:font-style="normal" style:text-underline-style="none" officeooo:rsid="009cb039"/>
    </style:style>
    <style:style style:name="T14" style:family="text">
      <style:text-properties style:font-name="OpenGost Type B TT" fo:font-size="16pt" fo:language="ru" fo:country="RU" fo:font-style="normal" style:text-underline-style="none" officeooo:rsid="00a213c5"/>
    </style:style>
    <style:style style:name="T15" style:family="text">
      <style:text-properties style:font-name="OpenGost Type B TT" fo:font-size="16pt" fo:language="ru" fo:country="RU" fo:font-style="normal" style:text-underline-style="none" officeooo:rsid="00c21e68"/>
    </style:style>
    <style:style style:name="T16" style:family="text">
      <style:text-properties style:font-name="OpenGost Type B TT" fo:font-size="16pt" fo:language="ru" fo:country="RU" fo:font-style="normal" style:text-underline-style="none" officeooo:rsid="00c7fb11"/>
    </style:style>
    <style:style style:name="T17" style:family="text">
      <style:text-properties style:font-name="OpenGost Type B TT" fo:font-size="16pt" fo:language="ru" fo:country="RU" fo:font-style="normal" officeooo:rsid="00bc7c1e"/>
    </style:style>
    <style:style style:name="T18" style:family="text">
      <style:text-properties style:font-name="OpenGost Type B TT" fo:font-size="16pt" fo:language="ru" fo:country="RU" fo:font-style="normal" officeooo:rsid="00abfaba"/>
    </style:style>
    <style:style style:name="T19" style:family="text">
      <style:text-properties style:font-name="OpenGost Type B TT" fo:font-size="16pt" fo:language="ru" fo:country="RU" fo:font-style="normal" officeooo:rsid="00c34323"/>
    </style:style>
    <style:style style:name="T20" style:family="text">
      <style:text-properties style:font-name="OpenGost Type B TT" fo:font-size="16pt" fo:language="ru" fo:country="RU" fo:font-style="normal" officeooo:rsid="00af19c0"/>
    </style:style>
    <style:style style:name="T21" style:family="text">
      <style:text-properties style:font-name="OpenGost Type B TT" fo:font-size="16pt" fo:language="ru" fo:country="RU" fo:font-style="normal" officeooo:rsid="00c7fb11"/>
    </style:style>
    <style:style style:name="T22" style:family="text">
      <style:text-properties style:font-name="OpenGost Type B TT" fo:font-size="16pt" fo:language="ru" fo:country="RU" fo:font-style="normal" officeooo:rsid="00ccf333"/>
    </style:style>
    <style:style style:name="T23" style:family="text">
      <style:text-properties officeooo:rsid="009f3590"/>
    </style:style>
    <style:style style:name="T24" style:family="text">
      <style:text-properties officeooo:rsid="00a555d8"/>
    </style:style>
    <style:style style:name="T25" style:family="text">
      <style:text-properties officeooo:rsid="00a6a437"/>
    </style:style>
    <style:style style:name="T26" style:family="text">
      <style:text-properties officeooo:rsid="00a81822"/>
    </style:style>
    <style:style style:name="T27" style:family="text">
      <style:text-properties officeooo:rsid="00b00bd2"/>
    </style:style>
    <style:style style:name="T28" style:family="text">
      <style:text-properties officeooo:rsid="009e51dc"/>
    </style:style>
    <style:style style:name="T29" style:family="text">
      <style:text-properties officeooo:rsid="00bc7c1e"/>
    </style:style>
    <style:style style:name="T30" style:family="text">
      <style:text-properties officeooo:rsid="00be3fc3"/>
    </style:style>
    <style:style style:name="T31" style:family="text">
      <style:text-properties officeooo:rsid="00c34323"/>
    </style:style>
    <style:style style:name="T32" style:family="text">
      <style:text-properties officeooo:rsid="00af19c0"/>
    </style:style>
    <style:style style:name="T33" style:family="text">
      <style:text-properties style:text-position="super 58%"/>
    </style:style>
    <style:style style:name="T34" style:family="text">
      <style:text-properties officeooo:rsid="00b91e76" style:text-scale="100%"/>
    </style:style>
    <style:style style:name="T35" style:family="text">
      <style:text-properties officeooo:rsid="00ccf333" style:text-scale="100%"/>
    </style:style>
    <style:style style:name="T36" style:family="text">
      <style:text-properties officeooo:rsid="00ccf333"/>
    </style:style>
    <style:style style:name="T37" style:family="text">
      <style:text-properties officeooo:rsid="00b91e76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7"/>
      <table:table table:name="Ведомость_покупных_изделий" table:style-name="Ведомость_5f_покупных_5f_изделий">
        <table:table-column table:style-name="Ведомость_5f_покупных_5f_изделий.A"/>
        <table:table-column table:style-name="Ведомость_5f_покупных_5f_изделий.B"/>
        <table:table-column table:style-name="Ведомость_5f_покупных_5f_изделий.C"/>
        <table:table-column table:style-name="Ведомость_5f_покупных_5f_изделий.D"/>
        <table:table-column table:style-name="Ведомость_5f_покупных_5f_изделий.E"/>
        <table:table-column table:style-name="Ведомость_5f_покупных_5f_изделий.F"/>
        <table:table-column table:style-name="Ведомость_5f_покупных_5f_изделий.G"/>
        <table:table-header-rows>
          <table:table-row table:style-name="Ведомость_5f_покупных_5f_изделий.1">
            <table:table-cell table:style-name="Ведомость_5f_покупных_5f_изделий.A1" office:value-type="string">
              <text:p text:style-name="P28">№ п/п</text:p>
            </table:table-cell>
            <table:table-cell table:style-name="Ведомость_5f_покупных_5f_изделий.B1" office:value-type="string">
              <text:p text:style-name="P27">Наименование<text:line-break/>(название,тип,номинал,<text:line-break/>тип корпуса и т.д.)</text:p>
            </table:table-cell>
            <table:table-cell table:style-name="Ведомость_5f_покупных_5f_изделий.B1" office:value-type="string">
              <text:p text:style-name="P27">Обозначение документа<text:line-break/>на поставку (ГОСТ,ТУ,<text:line-break/>прайс-лист,каталог и т.п.)</text:p>
            </table:table-cell>
            <table:table-cell table:style-name="Ведомость_5f_покупных_5f_изделий.B1" office:value-type="string">
              <text:p text:style-name="P27">Поставщик,<text:line-break/>адрес,телефон</text:p>
            </table:table-cell>
            <table:table-cell table:style-name="Ведомость_5f_покупных_5f_изделий.B1" office:value-type="string">
              <text:p text:style-name="P27">Кол.</text:p>
            </table:table-cell>
            <table:table-cell table:style-name="Ведомость_5f_покупных_5f_изделий.B1" office:value-type="string">
              <text:p text:style-name="P27">Ед.<text:line-break/>изм.</text:p>
            </table:table-cell>
            <table:table-cell table:style-name="Ведомость_5f_покупных_5f_изделий.B1" office:value-type="string">
              <text:p text:style-name="P29">Примечание</text:p>
              <text:p text:style-name="P30">(цена поз., руб)</text:p>
            </table:table-cell>
          </table:table-row>
        </table:table-header-rows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63"/>
          </table:table-cell>
          <table:table-cell table:style-name="Ведомость_5f_покупных_5f_изделий.B2" office:value-type="string">
            <text:p text:style-name="P81"/>
          </table:table-cell>
          <table:table-cell table:style-name="Ведомость_5f_покупных_5f_изделий.B2" office:value-type="string">
            <text:p text:style-name="P84"/>
          </table:table-cell>
          <table:table-cell table:style-name="Ведомость_5f_покупных_5f_изделий.B2" office:value-type="string">
            <text:p text:style-name="P31"/>
          </table:table-cell>
          <table:table-cell table:style-name="Ведомость_5f_покупных_5f_изделий.B2" office:value-type="string">
            <text:p text:style-name="P14"/>
          </table:table-cell>
          <table:table-cell table:style-name="Ведомость_5f_покупных_5f_изделий.B2" office:value-type="string">
            <text:p text:style-name="P96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73">Трубы Д16Т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45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>1</text:p>
          </table:table-cell>
          <table:table-cell table:style-name="Ведомость_5f_покупных_5f_изделий.B2" office:value-type="string">
            <text:p text:style-name="P46"><text:span text:style-name="T17">Труба </text:span><text:span text:style-name="T18">d</text:span><text:span text:style-name="T17">40x3000x2мм,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4">mpstar.ru</text:p>
          </table:table-cell>
          <table:table-cell table:style-name="Ведомость_5f_покупных_5f_изделий.B2" office:value-type="string">
            <text:p text:style-name="P40">2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96">1<text:span text:style-name="T29">6215</text:span>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6">с резкой попола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4">2</text:p>
          </table:table-cell>
          <table:table-cell table:style-name="Ведомость_5f_покупных_5f_изделий.B2" office:value-type="string">
            <text:p text:style-name="P55"><text:span text:style-name="T28">Труба d36x</text:span><text:span text:style-name="T12">3</text:span><text:span text:style-name="T27">0</text:span><text:span text:style-name="T28">00x2мм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5">mpstar.ru</text:p>
          </table:table-cell>
          <table:table-cell table:style-name="Ведомость_5f_покупных_5f_изделий.B2" office:value-type="string">
            <text:p text:style-name="P32">1</text:p>
          </table:table-cell>
          <table:table-cell table:style-name="Ведомость_5f_покупных_5f_изделий.B2" office:value-type="string">
            <text:p text:style-name="P16">шт.</text:p>
          </table:table-cell>
          <table:table-cell table:style-name="Ведомость_5f_покупных_5f_изделий.B2" office:value-type="string">
            <text:p text:style-name="P105"><text:span text:style-name="T27">8</text:span>05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4"/>
          </table:table-cell>
          <table:table-cell table:style-name="Ведомость_5f_покупных_5f_изделий.B2" office:value-type="string">
            <text:p text:style-name="P56">(резка 2м+1м)</text:p>
          </table:table-cell>
          <table:table-cell table:style-name="Ведомость_5f_покупных_5f_изделий.B2" office:value-type="string">
            <text:p text:style-name="P81"/>
          </table:table-cell>
          <table:table-cell table:style-name="Ведомость_5f_покупных_5f_изделий.B2" office:value-type="string">
            <text:p text:style-name="P85"/>
          </table:table-cell>
          <table:table-cell table:style-name="Ведомость_5f_покупных_5f_изделий.B2" office:value-type="string">
            <text:p text:style-name="P32"/>
          </table:table-cell>
          <table:table-cell table:style-name="Ведомость_5f_покупных_5f_изделий.B2" office:value-type="string">
            <text:p text:style-name="P16"/>
          </table:table-cell>
          <table:table-cell table:style-name="Ведомость_5f_покупных_5f_изделий.B2" office:value-type="string">
            <text:p text:style-name="P105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21">3</text:p>
          </table:table-cell>
          <table:table-cell table:style-name="Ведомость_5f_покупных_5f_изделий.B2" office:value-type="string">
            <text:p text:style-name="P77"><text:span text:style-name="T13">Т</text:span><text:span text:style-name="T14">руба d30x</text:span><text:span text:style-name="T13">3</text:span><text:span text:style-name="T14">000x</text:span><text:span text:style-name="T12">3</text:span><text:span text:style-name="T14">мм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4">mpstar.ru</text:p>
          </table:table-cell>
          <table:table-cell table:style-name="Ведомость_5f_покупных_5f_изделий.B2" office:value-type="string">
            <text:p text:style-name="P31">1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105">8855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47">(рез<text:span text:style-name="T29">ка</text:span> 2м+1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21">4</text:p>
          </table:table-cell>
          <table:table-cell table:style-name="Ведомость_5f_покупных_5f_изделий.B2" office:value-type="string">
            <text:p text:style-name="P75"><text:span text:style-name="T3">Т</text:span><text:span text:style-name="T4">руба d2</text:span><text:span text:style-name="T12">0</text:span><text:span text:style-name="T4">x</text:span><text:span text:style-name="T3">3</text:span><text:span text:style-name="T5">000х</text:span><text:span text:style-name="T12">2</text:span><text:span text:style-name="T4">мм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4">mpstar.ru</text:p>
          </table:table-cell>
          <table:table-cell table:style-name="Ведомость_5f_покупных_5f_изделий.B2" office:value-type="string">
            <text:p text:style-name="P31">1</text:p>
          </table:table-cell>
          <table:table-cell table:style-name="Ведомость_5f_покупных_5f_изделий.B2" office:value-type="string">
            <text:p text:style-name="P14">шт.</text:p>
          </table:table-cell>
          <table:table-cell table:style-name="Ведомость_5f_покупных_5f_изделий.B2" office:value-type="string">
            <text:p text:style-name="P105">4620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47">(рез 2,5м+0,5м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47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P23">НДС:</text:p>
          </table:table-cell>
          <table:table-cell table:style-name="Ведомость_5f_покупных_5f_изделий.B2" office:value-type="string">
            <text:p text:style-name="P100">754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1">mpstar.ru</text:p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108">Итого: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0"/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G15" table:formula="ooow:sum &lt;G5:G13&gt;" office:value-type="float" office:value="45288">
            <text:p text:style-name="P107">45288</text:p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2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74">Хомуты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>5</text:p>
          </table:table-cell>
          <table:table-cell table:style-name="Ведомость_5f_покупных_5f_изделий.B2" office:value-type="string">
            <text:p text:style-name="P67">Хомут для крепления 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6">bgparus.ru</text:p>
          </table:table-cell>
          <table:table-cell table:style-name="Ведомость_5f_покупных_5f_изделий.B2" office:value-type="string">
            <text:p text:style-name="P33">4</text:p>
          </table:table-cell>
          <table:table-cell table:style-name="Ведомость_5f_покупных_5f_изделий.B2" office:value-type="string">
            <text:p text:style-name="P15">шт.</text:p>
          </table:table-cell>
          <table:table-cell table:style-name="Ведомость_5f_покупных_5f_изделий.B2" office:value-type="string">
            <text:p text:style-name="P97">27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67">вант мачты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7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>6</text:p>
          </table:table-cell>
          <table:table-cell table:style-name="Ведомость_5f_покупных_5f_изделий.B2" office:value-type="string">
            <text:p text:style-name="P71">Хомут поперечного 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6">bgparus.ru</text:p>
          </table:table-cell>
          <table:table-cell table:style-name="Ведомость_5f_покупных_5f_изделий.B2" office:value-type="string">
            <text:p text:style-name="P33">4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97">312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71"><text:span text:style-name="T30">с</text:span>оединения труб 40x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9">(из двух элементов на гайках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5">7</text:p>
          </table:table-cell>
          <table:table-cell table:style-name="Ведомость_5f_покупных_5f_изделий.B2" office:value-type="string">
            <text:p text:style-name="P70">Хомут силовой для </text:p>
          </table:table-cell>
          <table:table-cell table:style-name="Ведомость_5f_покупных_5f_изделий.B2" office:value-type="string">
            <text:p text:style-name="P83">-</text:p>
          </table:table-cell>
          <table:table-cell table:style-name="Ведомость_5f_покупных_5f_изделий.B2" office:value-type="string">
            <text:p text:style-name="P94">bgparus.ru</text:p>
          </table:table-cell>
          <table:table-cell table:style-name="Ведомость_5f_покупных_5f_изделий.B2" office:value-type="string">
            <text:p text:style-name="P44">2</text:p>
          </table:table-cell>
          <table:table-cell table:style-name="Ведомость_5f_покупных_5f_изделий.B2" office:value-type="string">
            <text:p text:style-name="P26">шт.</text:p>
          </table:table-cell>
          <table:table-cell table:style-name="Ведомость_5f_покупных_5f_изделий.B2" office:value-type="string">
            <text:p text:style-name="P11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6"/>
          </table:table-cell>
          <table:table-cell table:style-name="Ведомость_5f_покупных_5f_изделий.B2" office:value-type="string">
            <text:p text:style-name="P65"><text:span text:style-name="T2">к</text:span><text:span text:style-name="T15">репления </text:span>к трубе 30мм</text:p>
          </table:table-cell>
          <table:table-cell table:style-name="Ведомость_5f_покупных_5f_изделий.B2" office:value-type="string">
            <text:p text:style-name="P82"/>
          </table:table-cell>
          <table:table-cell table:style-name="Ведомость_5f_покупных_5f_изделий.B2" office:value-type="string">
            <text:p text:style-name="P93"/>
          </table:table-cell>
          <table:table-cell table:style-name="Ведомость_5f_покупных_5f_изделий.B2" office:value-type="string">
            <text:p text:style-name="P43"/>
          </table:table-cell>
          <table:table-cell table:style-name="Ведомость_5f_покупных_5f_изделий.B2" office:value-type="string">
            <text:p text:style-name="P25"/>
          </table:table-cell>
          <table:table-cell table:style-name="Ведомость_5f_покупных_5f_изделий.B2" office:value-type="string">
            <text:p text:style-name="P11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>8</text:p>
          </table:table-cell>
          <table:table-cell table:style-name="Ведомость_5f_покупных_5f_изделий.B2" office:value-type="string">
            <text:p text:style-name="P68">Хомут силовой для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6">bgparus.ru</text:p>
          </table:table-cell>
          <table:table-cell table:style-name="Ведомость_5f_покупных_5f_изделий.B2" office:value-type="string">
            <text:p text:style-name="P33">2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97">8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48"><text:span text:style-name="T6">к</text:span><text:span text:style-name="T7">репления </text:span>к трубе 40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>9</text:p>
          </table:table-cell>
          <table:table-cell table:style-name="Ведомость_5f_покупных_5f_изделий.B2" office:value-type="string">
            <text:p text:style-name="P69">Хомут Т-образного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6">bgparus.ru</text:p>
          </table:table-cell>
          <table:table-cell table:style-name="Ведомость_5f_покупных_5f_изделий.B2" office:value-type="string">
            <text:p text:style-name="P37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103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69">соединения труб 30<text:span text:style-name="T23">х30</text:span>м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2">10</text:p>
          </table:table-cell>
          <table:table-cell table:style-name="Ведомость_5f_покупных_5f_изделий.B2" office:value-type="string">
            <text:p text:style-name="P69">Хомут Т-образного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6">bgparus.ru</text:p>
          </table:table-cell>
          <table:table-cell table:style-name="Ведомость_5f_покупных_5f_изделий.B2" office:value-type="string">
            <text:p text:style-name="P37">2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103">65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76"><text:span text:style-name="T8">соединения труб </text:span><text:span text:style-name="T9">4</text:span><text:span text:style-name="T8">0</text:span><text:span text:style-name="T9">х40</text:span><text:span text:style-name="T8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2">11</text:p>
          </table:table-cell>
          <table:table-cell table:style-name="Ведомость_5f_покупных_5f_изделий.B2" office:value-type="string">
            <text:p text:style-name="P69">Хомут Т-образного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6">bgparus.ru</text:p>
          </table:table-cell>
          <table:table-cell table:style-name="Ведомость_5f_покупных_5f_изделий.B2" office:value-type="string">
            <text:p text:style-name="P37">1</text:p>
          </table:table-cell>
          <table:table-cell table:style-name="Ведомость_5f_покупных_5f_изделий.B2" office:value-type="string">
            <text:p text:style-name="P17">шт.</text:p>
          </table:table-cell>
          <table:table-cell table:style-name="Ведомость_5f_покупных_5f_изделий.B2" office:value-type="string">
            <text:p text:style-name="P103">3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76"><text:span text:style-name="T8">соединения труб </text:span><text:span text:style-name="T9">5</text:span><text:span text:style-name="T8">0</text:span><text:span text:style-name="T9">х50</text:span><text:span text:style-name="T8">мм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8">12</text:p>
          </table:table-cell>
          <table:table-cell table:style-name="Ведомость_5f_покупных_5f_изделий.B2" office:value-type="string">
            <text:p text:style-name="P131">Утка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135">bgparus.ru</text:p>
          </table:table-cell>
          <table:table-cell table:style-name="Ведомость_5f_покупных_5f_изделий.B2" office:value-type="string">
            <text:p text:style-name="P129">2</text:p>
          </table:table-cell>
          <table:table-cell table:style-name="Ведомость_5f_покупных_5f_изделий.B2" office:value-type="string">
            <text:p text:style-name="P128">шт.</text:p>
          </table:table-cell>
          <table:table-cell table:style-name="Ведомость_5f_покупных_5f_изделий.B2" office:value-type="string">
            <text:p text:style-name="P136">4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/>
          </table:table-cell>
          <table:table-cell table:style-name="Ведомость_5f_покупных_5f_изделий.B2" office:value-type="string">
            <text:p text:style-name="P62">Крепеж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9"><text:span text:style-name="T37">1</text:span><text:span text:style-name="T22">3</text:span></text:p>
          </table:table-cell>
          <table:table-cell table:style-name="Ведомость_5f_покупных_5f_изделий.B2" office:value-type="string">
            <text:p text:style-name="P54">Защелка для соединения 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7">bgparus.ru</text:p>
          </table:table-cell>
          <table:table-cell table:style-name="Ведомость_5f_покупных_5f_изделий.B2" office:value-type="string">
            <text:p text:style-name="P35">10</text:p>
          </table:table-cell>
          <table:table-cell table:style-name="Ведомость_5f_покупных_5f_изделий.B2" office:value-type="string">
            <text:p text:style-name="P19">шт.</text:p>
          </table:table-cell>
          <table:table-cell table:style-name="Ведомость_5f_покупных_5f_изделий.B2" office:value-type="string">
            <text:p text:style-name="P99">3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5"/>
          </table:table-cell>
          <table:table-cell table:style-name="Ведомость_5f_покупных_5f_изделий.B2" office:value-type="string">
            <text:p text:style-name="P54">труб (с 2-мя кнопками)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1">bgparus.ru</text:p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109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0"/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G15" table:formula="ooow:sum &lt;G33:G53&gt;" office:value-type="float" office:value="8860">
            <text:p text:style-name="P110">886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49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Примечание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52"/>
          </table:table-cell>
          <table:table-cell table:style-name="Ведомость_5f_покупных_5f_изделий.B2" office:value-type="string">
            <text:p text:style-name="P81"/>
          </table:table-cell>
          <table:table-cell table:style-name="Ведомость_5f_покупных_5f_изделий.B2" office:value-type="string">
            <text:p text:style-name="P88"/>
          </table:table-cell>
          <table:table-cell table:style-name="Ведомость_5f_покупных_5f_изделий.B2" office:value-type="string">
            <text:p text:style-name="P39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10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61">Такелаж</text:p>
          </table:table-cell>
          <table:table-cell table:style-name="Ведомость_5f_покупных_5f_изделий.B2" office:value-type="string">
            <text:p text:style-name="P81"/>
          </table:table-cell>
          <table:table-cell table:style-name="Ведомость_5f_покупных_5f_изделий.B2" office:value-type="string">
            <text:p text:style-name="P88"/>
          </table:table-cell>
          <table:table-cell table:style-name="Ведомость_5f_покупных_5f_изделий.B2" office:value-type="string">
            <text:p text:style-name="P39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10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52"/>
          </table:table-cell>
          <table:table-cell table:style-name="Ведомость_5f_покупных_5f_изделий.B2" office:value-type="string">
            <text:p text:style-name="P81"/>
          </table:table-cell>
          <table:table-cell table:style-name="Ведомость_5f_покупных_5f_изделий.B2" office:value-type="string">
            <text:p text:style-name="P88"/>
          </table:table-cell>
          <table:table-cell table:style-name="Ведомость_5f_покупных_5f_изделий.B2" office:value-type="string">
            <text:p text:style-name="P39"/>
          </table:table-cell>
          <table:table-cell table:style-name="Ведомость_5f_покупных_5f_изделий.B2" office:value-type="string">
            <text:p text:style-name="P21"/>
          </table:table-cell>
          <table:table-cell table:style-name="Ведомость_5f_покупных_5f_изделий.B2" office:value-type="string">
            <text:p text:style-name="P102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1<text:span text:style-name="T36">4</text:span></text:p>
          </table:table-cell>
          <table:table-cell table:style-name="Ведомость_5f_покупных_5f_изделий.B2" office:value-type="string">
            <text:p text:style-name="P52">Гайка М6 самоконтр.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10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102">31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6">1<text:span text:style-name="T36">5</text:span></text:p>
          </table:table-cell>
          <table:table-cell table:style-name="Ведомость_5f_покупных_5f_изделий.B2" office:value-type="string">
            <text:p text:style-name="P50">Блок двойной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4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45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40">16</text:p>
          </table:table-cell>
          <table:table-cell table:style-name="Ведомость_5f_покупных_5f_изделий.B2" office:value-type="string">
            <text:p text:style-name="P51"><text:span text:style-name="T24">Блок </text:span><text:span text:style-name="T10">одинарный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4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4">52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6">1<text:span text:style-name="T36">7</text:span></text:p>
          </table:table-cell>
          <table:table-cell table:style-name="Ведомость_5f_покупных_5f_изделий.B2" office:value-type="string">
            <text:p text:style-name="P50">Блок с рымом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3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<text:span text:style-name="T24">1</text:span>449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8">18</text:p>
          </table:table-cell>
          <table:table-cell table:style-name="Ведомость_5f_покупных_5f_изделий.B2" office:value-type="string">
            <text:p text:style-name="P52">Болт М6x60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3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266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6">1<text:span text:style-name="T36">9</text:span></text:p>
          </table:table-cell>
          <table:table-cell table:style-name="Ведомость_5f_покупных_5f_изделий.B2" office:value-type="string">
            <text:p text:style-name="P50">Зажим для троса 3мм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8">5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68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8">20</text:p>
          </table:table-cell>
          <table:table-cell table:style-name="Ведомость_5f_покупных_5f_изделий.B2" office:value-type="string">
            <text:p text:style-name="P50">Коуш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8">10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76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4">2<text:span text:style-name="T36">1</text:span></text:p>
          </table:table-cell>
          <table:table-cell table:style-name="Ведомость_5f_покупных_5f_изделий.B2" office:value-type="string">
            <text:p text:style-name="P52">Канат крученый 6мм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45</text:p>
          </table:table-cell>
          <table:table-cell table:style-name="Ведомость_5f_покупных_5f_изделий.B2" office:value-type="string">
            <text:p text:style-name="P21">м</text:p>
          </table:table-cell>
          <table:table-cell table:style-name="Ведомость_5f_покупных_5f_изделий.B2" office:value-type="string">
            <text:p text:style-name="P102">99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<text:span text:style-name="T25">2</text:span><text:span text:style-name="T22">2</text:span></text:p>
          </table:table-cell>
          <table:table-cell table:style-name="Ведомость_5f_покупных_5f_изделий.B2" office:value-type="string">
            <text:p text:style-name="P52">Набор надфилей 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102">454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<text:span text:style-name="T25">2</text:span><text:span text:style-name="T22">3</text:span></text:p>
          </table:table-cell>
          <table:table-cell table:style-name="Ведомость_5f_покупных_5f_изделий.B2" office:value-type="string">
            <text:p text:style-name="P52">Подшипник внутр. d6мм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4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102">3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<text:span text:style-name="T25">2</text:span><text:span text:style-name="T22">4</text:span></text:p>
          </table:table-cell>
          <table:table-cell table:style-name="Ведомость_5f_покупных_5f_изделий.B2" office:value-type="string">
            <text:p text:style-name="P60"><text:span text:style-name="T25">Прут стальной на </text:span><text:span text:style-name="T11">шток флюгарки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102">27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<text:span text:style-name="T25">2</text:span><text:span text:style-name="T22">5</text:span></text:p>
          </table:table-cell>
          <table:table-cell table:style-name="Ведомость_5f_покупных_5f_изделий.B2" office:value-type="string">
            <text:p text:style-name="P53"><text:span text:style-name="T25">Рым-</text:span><text:span text:style-name="T11">гайка</text:span><text:span text:style-name="T25"> М6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1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851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2<text:span text:style-name="T36">6</text:span></text:p>
          </table:table-cell>
          <table:table-cell table:style-name="Ведомость_5f_покупных_5f_изделий.B2" office:value-type="string">
            <text:p text:style-name="P52">Рым-болт М6х10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4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418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2<text:span text:style-name="T36">7</text:span></text:p>
          </table:table-cell>
          <table:table-cell table:style-name="Ведомость_5f_покупных_5f_изделий.B2" office:value-type="string">
            <text:p text:style-name="P53"><text:span text:style-name="T25">Рым-болт М6х</text:span><text:span text:style-name="T11">60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20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102">399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8"><text:span text:style-name="T25">2</text:span><text:span text:style-name="T22">8</text:span></text:p>
          </table:table-cell>
          <table:table-cell table:style-name="Ведомость_5f_покупных_5f_изделий.B2" office:value-type="string">
            <text:p text:style-name="P52">Талреп М6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1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102">259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>2<text:span text:style-name="T36">9</text:span></text:p>
          </table:table-cell>
          <table:table-cell table:style-name="Ведомость_5f_покупных_5f_изделий.B2" office:value-type="string">
            <text:p text:style-name="P50">Трос стальной 50м x 3мм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4">1</text:p>
          </table:table-cell>
          <table:table-cell table:style-name="Ведомость_5f_покупных_5f_изделий.B2" office:value-type="string">
            <text:p text:style-name="P18">шт.</text:p>
          </table:table-cell>
          <table:table-cell table:style-name="Ведомость_5f_покупных_5f_изделий.B2" office:value-type="string">
            <text:p text:style-name="P98">1700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38"><text:span text:style-name="T19">3</text:span><text:span text:style-name="T1">0</text:span></text:p>
          </table:table-cell>
          <table:table-cell table:style-name="Ведомость_5f_покупных_5f_изделий.B2" office:value-type="string">
            <text:p text:style-name="P52">Фиксатор резьбы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1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102">677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4"><text:span text:style-name="T26">3</text:span><text:span text:style-name="T36">1</text:span></text:p>
          </table:table-cell>
          <table:table-cell table:style-name="Ведомость_5f_покупных_5f_изделий.B2" office:value-type="string">
            <text:p text:style-name="P52">Шайба М6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88">ozon.ru</text:p>
          </table:table-cell>
          <table:table-cell table:style-name="Ведомость_5f_покупных_5f_изделий.B2" office:value-type="string">
            <text:p text:style-name="P39">100</text:p>
          </table:table-cell>
          <table:table-cell table:style-name="Ведомость_5f_покупных_5f_изделий.B2" office:value-type="string">
            <text:p text:style-name="P21">шт.</text:p>
          </table:table-cell>
          <table:table-cell table:style-name="Ведомость_5f_покупных_5f_изделий.B2" office:value-type="string">
            <text:p text:style-name="P102">182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7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92">ozon.ru</text:p>
          </table:table-cell>
          <table:table-cell table:style-name="Ведомость_5f_покупных_5f_изделий.B2" office:value-type="string">
            <text:p text:style-name="P42"/>
          </table:table-cell>
          <table:table-cell table:style-name="Ведомость_5f_покупных_5f_изделий.B2" office:value-type="string">
            <text:p text:style-name="P24"/>
          </table:table-cell>
          <table:table-cell table:style-name="Ведомость_5f_покупных_5f_изделий.B2" office:value-type="string">
            <text:p text:style-name="P79">Итого: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G15" table:formula="ooow:sum &lt;G65:G82&gt;" office:value-type="float" office:value="16915">
            <text:p text:style-name="P80">1691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ext:soft-page-break/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3"/>
          </table:table-cell>
          <table:table-cell table:style-name="Ведомость_5f_покупных_5f_изделий.B2" office:value-type="string">
            <text:p text:style-name="P64">Паруса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20"><text:span text:style-name="T32">3</text:span><text:span text:style-name="T22">2</text:span></text:p>
          </table:table-cell>
          <table:table-cell table:style-name="Ведомость_5f_покупных_5f_изделий.B2" office:value-type="string">
            <text:p text:style-name="P78"><text:span text:style-name="T20">Ткань </text:span><text:span text:style-name="T16">Оксфорд (Oxford)</text:span></text:p>
          </table:table-cell>
          <table:table-cell table:style-name="Ведомость_5f_покупных_5f_изделий.B2" office:value-type="string">
            <text:p text:style-name="P81">-</text:p>
          </table:table-cell>
          <table:table-cell table:style-name="Ведомость_5f_покупных_5f_изделий.B2" office:value-type="string">
            <text:p text:style-name="P134">ozon.ru</text:p>
          </table:table-cell>
          <table:table-cell table:style-name="Ведомость_5f_покупных_5f_изделий.B2" office:value-type="string">
            <text:p text:style-name="P41">1</text:p>
          </table:table-cell>
          <table:table-cell table:style-name="Ведомость_5f_покупных_5f_изделий.B2" office:value-type="string">
            <text:p text:style-name="P22">шт</text:p>
          </table:table-cell>
          <table:table-cell table:style-name="Ведомость_5f_покупных_5f_изделий.B2" office:value-type="string">
            <text:p text:style-name="P106">1025</text:p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7">600D/1000PU 220г/м<text:span text:style-name="T33">2</text:span>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7">150см x 5м</text:p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72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/>
          </table:table-cell>
          <table:table-cell table:style-name="Ведомость_5f_покупных_5f_изделий.B2" office:value-type="string">
            <text:p text:style-name="P66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P89"/>
          </table:table-cell>
          <table:table-cell table:style-name="Ведомость_5f_покупных_5f_изделий.B2" office:value-type="string">
            <text:p text:style-name="P36"/>
          </table:table-cell>
          <table:table-cell table:style-name="Ведомость_5f_покупных_5f_изделий.B2" office:value-type="string">
            <text:p text:style-name="P20"/>
          </table:table-cell>
          <table:table-cell table:style-name="Ведомость_5f_покупных_5f_изделий.B2" office:value-type="string">
            <text:p text:style-name="P101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9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30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  <table:table-row table:style-name="Ведомость_5f_покупных_5f_изделий.61">
          <table:table-cell table:style-name="Ведомость_5f_покупных_5f_изделий.A2" office:value-type="string">
            <text:p text:style-name="P113"/>
          </table:table-cell>
          <table:table-cell table:style-name="Ведомость_5f_покупных_5f_изделий.B2" office:value-type="string">
            <text:p text:style-name="P58"/>
          </table:table-cell>
          <table:table-cell table:style-name="Ведомость_5f_покупных_5f_изделий.B2" office:value-type="string">
            <text:p text:style-name="Обозначение_20_документа_20_на_20_поставку"/>
          </table:table-cell>
          <table:table-cell table:style-name="Ведомость_5f_покупных_5f_изделий.B2" office:value-type="string">
            <text:p text:style-name="Поставщик"/>
          </table:table-cell>
          <table:table-cell table:style-name="Ведомость_5f_покупных_5f_изделий.B2" office:value-type="string">
            <text:p text:style-name="Кол."/>
          </table:table-cell>
          <table:table-cell table:style-name="Ведомость_5f_покупных_5f_изделий.B2" office:value-type="string">
            <text:p text:style-name="Ед._20_изм."/>
          </table:table-cell>
          <table:table-cell table:style-name="Ведомость_5f_покупных_5f_изделий.B2" office:value-type="string">
            <text:p text:style-name="P95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start" style:justify-single-word="false"/>
    </style:style>
    <style:style style:name="_2116__20_п_2f_п" style:display-name="№ п/п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>
      <style:text-properties style:text-underline-style="non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Обозначение_20_документа_20_на_20_поставку" style:display-name="Обозначение документа на поставку" style:family="paragraph" style:parent-style-name="Значение_20_графы_20_таблицы" style:auto-update="true">
      <style:paragraph-properties fo:text-align="center" style:justify-single-word="false"/>
    </style:style>
    <style:style style:name="Поставщик" style:family="paragraph" style:parent-style-name="Значение_20_графы_20_таблицы" style:auto-update="true">
      <style:paragraph-properties fo:text-align="center" style:justify-single-word="false"/>
    </style:style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Ед._20_изм." style:display-name="Ед. изм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  <style:text-properties fo:font-weight="normal" style:font-weight-asian="normal" style:font-weight-complex="normal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cb039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18pt" officeooo:rsid="00a50d46" officeooo:paragraph-rsid="00a50d46" style:font-size-asian="18pt" style:font-size-complex="18pt" style:text-scale="100%"/>
    </style:style>
    <style:style style:name="MP3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4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5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8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cb039" officeooo:paragraph-rsid="009cb039" style:text-scale="100%"/>
    </style:style>
    <style:style style:name="MP9" style:family="paragraph" style:parent-style-name="Заголовок_20_графы_20_форматной_20_рамки">
      <style:text-properties style:text-scale="90%"/>
    </style:style>
    <style:style style:name="MP10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1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2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3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02"><draw:text-box><text:p text:style-name="MP1">Парусный катамаран</text:p><text:p text:style-name="MP2">Ведомость покупных изделий</text:p></draw:text-box></draw:frame><draw:frame draw:style-name="Mfr1" draw:name="Перв.1: 2 Обозначение документа" text:anchor-type="paragraph" svg:x="8.5cm" svg:y="25.201cm" svg:width="12cm" svg:height="1.499cm" draw:z-index="101"><draw:text-box><text:p text:style-name="MP3"/></draw:text-box></draw:frame><draw:frame draw:style-name="Mfr1" draw:name="Перв.1: 9 Наименование организации" text:anchor-type="paragraph" svg:x="15.499cm" svg:y="27.7cm" svg:width="5.001cm" svg:height="1.499cm" draw:z-index="100"><draw:text-box><text:p text:style-name="MP4"/></draw:text-box></draw:frame><draw:frame draw:style-name="Mfr2" draw:name="Перв.1: 4 Лит. (наименование)" text:anchor-type="paragraph" svg:x="15.499cm" svg:y="26.7cm" svg:width="1.499cm" svg:height="0.499cm" draw:z-index="9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9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9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9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9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9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9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92"><draw:text-box><text:p text:style-name="Значение_20_графы_20_форматной_20_рамки"><text:page-count>4</text:page-count></text:p></draw:text-box></draw:frame><draw:frame draw:style-name="Mfr2" draw:name="Перв.1: 10 Разраб. (наименование)" text:anchor-type="paragraph" svg:x="2cm" svg:y="26.7cm" svg:width="1.7cm" svg:height="0.499cm" draw:z-index="91"><draw:text-box><text:p text:style-name="MP5">Разраб.</text:p></draw:text-box></draw:frame><draw:frame draw:style-name="Mfr2" draw:name="Перв.1: 10 Пров. (наименование)" text:anchor-type="paragraph" svg:x="2cm" svg:y="27.199cm" svg:width="1.7cm" svg:height="0.499cm" draw:z-index="90"><draw:text-box><text:p text:style-name="MP5">Пров.</text:p></draw:text-box></draw:frame><draw:frame draw:style-name="Mfr1" draw:name="Перв.1: 10" text:anchor-type="paragraph" svg:x="2cm" svg:y="27.7cm" svg:width="1.7cm" svg:height="0.499cm" draw:z-index="89"><draw:text-box><text:p text:style-name="MP6"/></draw:text-box></draw:frame><draw:frame draw:style-name="Mfr2" draw:name="Перв.1: 10 Н. контр. (наименование)" text:anchor-type="paragraph" svg:x="2cm" svg:y="28.199cm" svg:width="1.7cm" svg:height="0.499cm" draw:z-index="88"><draw:text-box><text:p text:style-name="MP7">Н. контр.</text:p></draw:text-box></draw:frame><draw:frame draw:style-name="Mfr2" draw:name="Перв.1: 10 Утв. (наименование)" text:anchor-type="paragraph" svg:x="2cm" svg:y="28.7cm" svg:width="1.7cm" svg:height="0.499cm" draw:z-index="87"><draw:text-box><text:p text:style-name="MP5">Утв.</text:p></draw:text-box></draw:frame><draw:frame draw:style-name="Mfr1" draw:name="Перв.1: 11 Разраб." text:anchor-type="paragraph" svg:x="3.701cm" svg:y="26.7cm" svg:width="2.3cm" svg:height="0.499cm" draw:z-index="86"><draw:text-box><text:p text:style-name="MP8">Соболев</text:p></draw:text-box></draw:frame><draw:frame draw:style-name="Mfr1" draw:name="Перв.1: 11 Пров." text:anchor-type="paragraph" svg:x="3.701cm" svg:y="27.199cm" svg:width="2.3cm" svg:height="0.499cm" draw:z-index="85"><draw:text-box><text:p text:style-name="MP8">Красавин</text:p></draw:text-box></draw:frame><draw:frame draw:style-name="Mfr1" draw:name="Перв.1: 11" text:anchor-type="paragraph" svg:x="3.701cm" svg:y="27.7cm" svg:width="2.3cm" svg:height="0.499cm" draw:z-index="84"><draw:text-box><text:p text:style-name="MP6"/></draw:text-box></draw:frame><draw:frame draw:style-name="Mfr1" draw:name="Перв.1: 11 Н. контр." text:anchor-type="paragraph" svg:x="3.701cm" svg:y="28.199cm" svg:width="2.3cm" svg:height="0.499cm" draw:z-index="83"><draw:text-box><text:p text:style-name="MP8">Лунёв</text:p></draw:text-box></draw:frame><draw:frame draw:style-name="Mfr1" draw:name="Перв.1: 11 Утв." text:anchor-type="paragraph" svg:x="3.701cm" svg:y="28.7cm" svg:width="2.3cm" svg:height="0.499cm" draw:z-index="82"><draw:text-box><text:p text:style-name="MP6"/></draw:text-box></draw:frame><draw:frame draw:style-name="Mfr1" draw:name="Перв.1: 13 Разраб." text:anchor-type="paragraph" svg:x="7.5cm" svg:y="26.7cm" svg:width="1cm" svg:height="0.499cm" draw:z-index="81"><draw:text-box><text:p text:style-name="MP6"/></draw:text-box></draw:frame><draw:frame draw:style-name="Mfr1" draw:name="Перв.1: 13 Пров." text:anchor-type="paragraph" svg:x="7.5cm" svg:y="27.199cm" svg:width="1cm" svg:height="0.499cm" draw:z-index="80"><draw:text-box><text:p text:style-name="MP6"/></draw:text-box></draw:frame><draw:frame draw:style-name="Mfr1" draw:name="Перв.1: 13" text:anchor-type="paragraph" svg:x="7.5cm" svg:y="27.7cm" svg:width="1cm" svg:height="0.499cm" draw:z-index="79"><draw:text-box><text:p text:style-name="MP6"/></draw:text-box></draw:frame><draw:frame draw:style-name="Mfr1" draw:name="Перв.1: 13 Н. контр." text:anchor-type="paragraph" svg:x="7.5cm" svg:y="28.199cm" svg:width="1cm" svg:height="0.499cm" draw:z-index="78"><draw:text-box><text:p text:style-name="MP6"/></draw:text-box></draw:frame><draw:frame draw:style-name="Mfr1" draw:name="Перв.1: 13 Утв." text:anchor-type="paragraph" svg:x="7.5cm" svg:y="28.7cm" svg:width="1cm" svg:height="0.499cm" draw:z-index="77"><draw:text-box><text:p text:style-name="MP6"/></draw:text-box></draw:frame><draw:frame draw:style-name="Mfr2" draw:name="Перв.1: 14 Изм. (наименование)" text:anchor-type="paragraph" svg:x="2cm" svg:y="26.201cm" svg:width="0.7cm" svg:height="0.499cm" draw:z-index="76"><draw:text-box><text:p text:style-name="MP9">Изм.</text:p></draw:text-box></draw:frame><draw:frame draw:style-name="Mfr2" draw:name="Перв.1: 15 Лист (наименование)" text:anchor-type="paragraph" svg:x="2.701cm" svg:y="26.201cm" svg:width="1cm" svg:height="0.499cm" draw:z-index="7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7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7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7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7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7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6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6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6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6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6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6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6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6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6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6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2: 10" text:anchor-type="paragraph" svg:x="2cm" svg:y="27.7cm" svg:width="1.7cm" svg:height="0.499cm" draw:z-index="0"><draw:text-box><text:p text:style-name="MP6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2: 11" text:anchor-type="paragraph" svg:x="3.701cm" svg:y="27.7cm" svg:width="2.3cm" svg:height="0.499cm" draw:z-index="0"><draw:text-box><text:p text:style-name="MP6"/></draw:text-box></draw:frame><draw:frame draw:style-name="Mfr1" draw:name="Перв.2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2: 11 Утв." text:anchor-type="paragraph" svg:x="3.701cm" svg:y="28.7cm" svg:width="2.3cm" svg:height="0.499cm" draw:z-index="0"><draw:text-box><text:p text:style-name="MP6"/></draw:text-box></draw:frame><draw:frame draw:style-name="Mfr1" draw:name="Перв.2: 13 Разраб." text:anchor-type="paragraph" svg:x="7.5cm" svg:y="26.7cm" svg:width="1cm" svg:height="0.499cm" draw:z-index="0"><draw:text-box><text:p text:style-name="MP6"/></draw:text-box></draw:frame><draw:frame draw:style-name="Mfr1" draw:name="Перв.2: 13 Пров." text:anchor-type="paragraph" svg:x="7.5cm" svg:y="27.199cm" svg:width="1cm" svg:height="0.499cm" draw:z-index="0"><draw:text-box><text:p text:style-name="MP6"/></draw:text-box></draw:frame><draw:frame draw:style-name="Mfr1" draw:name="Перв.2: 13" text:anchor-type="paragraph" svg:x="7.5cm" svg:y="27.7cm" svg:width="1cm" svg:height="0.499cm" draw:z-index="0"><draw:text-box><text:p text:style-name="MP6"/></draw:text-box></draw:frame><draw:frame draw:style-name="Mfr1" draw:name="Перв.2: 13 Н. контр." text:anchor-type="paragraph" svg:x="7.5cm" svg:y="28.199cm" svg:width="1cm" svg:height="0.499cm" draw:z-index="0"><draw:text-box><text:p text:style-name="MP6"/></draw:text-box></draw:frame><draw:frame draw:style-name="Mfr1" draw:name="Перв.2: 13 Утв." text:anchor-type="paragraph" svg:x="7.5cm" svg:y="28.7cm" svg:width="1cm" svg:height="0.499cm" draw:z-index="0"><draw:text-box><text:p text:style-name="MP6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3: 10" text:anchor-type="paragraph" svg:x="2cm" svg:y="27.7cm" svg:width="1.7cm" svg:height="0.499cm" draw:z-index="0"><draw:text-box><text:p text:style-name="MP6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3: 11" text:anchor-type="paragraph" svg:x="3.701cm" svg:y="27.7cm" svg:width="2.3cm" svg:height="0.499cm" draw:z-index="0"><draw:text-box><text:p text:style-name="MP6"/></draw:text-box></draw:frame><draw:frame draw:style-name="Mfr1" draw:name="Перв.3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3: 11 Утв." text:anchor-type="paragraph" svg:x="3.701cm" svg:y="28.7cm" svg:width="2.3cm" svg:height="0.499cm" draw:z-index="0"><draw:text-box><text:p text:style-name="MP6"/></draw:text-box></draw:frame><draw:frame draw:style-name="Mfr1" draw:name="Перв.3: 13 Разраб." text:anchor-type="paragraph" svg:x="7.5cm" svg:y="26.7cm" svg:width="1cm" svg:height="0.499cm" draw:z-index="0"><draw:text-box><text:p text:style-name="MP6"/></draw:text-box></draw:frame><draw:frame draw:style-name="Mfr1" draw:name="Перв.3: 13 Пров." text:anchor-type="paragraph" svg:x="7.5cm" svg:y="27.199cm" svg:width="1cm" svg:height="0.499cm" draw:z-index="0"><draw:text-box><text:p text:style-name="MP6"/></draw:text-box></draw:frame><draw:frame draw:style-name="Mfr1" draw:name="Перв.3: 13" text:anchor-type="paragraph" svg:x="7.5cm" svg:y="27.7cm" svg:width="1cm" svg:height="0.499cm" draw:z-index="0"><draw:text-box><text:p text:style-name="MP6"/></draw:text-box></draw:frame><draw:frame draw:style-name="Mfr1" draw:name="Перв.3: 13 Н. контр." text:anchor-type="paragraph" svg:x="7.5cm" svg:y="28.199cm" svg:width="1cm" svg:height="0.499cm" draw:z-index="0"><draw:text-box><text:p text:style-name="MP6"/></draw:text-box></draw:frame><draw:frame draw:style-name="Mfr1" draw:name="Перв.3: 13 Утв." text:anchor-type="paragraph" svg:x="7.5cm" svg:y="28.7cm" svg:width="1cm" svg:height="0.499cm" draw:z-index="0"><draw:text-box><text:p text:style-name="MP6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10">Парусный катамаран<text:line-break/>Ведомость покупных изделий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3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4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4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5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5">Пров.</text:p></draw:text-box></draw:frame><draw:frame draw:style-name="Mfr1" draw:name="Перв.4: 10" text:anchor-type="paragraph" svg:x="2cm" svg:y="27.7cm" svg:width="1.7cm" svg:height="0.499cm" draw:z-index="0"><draw:text-box><text:p text:style-name="MP6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7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5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1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1">Красавин</text:p></draw:text-box></draw:frame><draw:frame draw:style-name="Mfr1" draw:name="Перв.4: 11" text:anchor-type="paragraph" svg:x="3.701cm" svg:y="27.7cm" svg:width="2.3cm" svg:height="0.499cm" draw:z-index="0"><draw:text-box><text:p text:style-name="MP6"/></draw:text-box></draw:frame><draw:frame draw:style-name="Mfr1" draw:name="Перв.4: 11 Н. контр." text:anchor-type="paragraph" svg:x="3.701cm" svg:y="28.199cm" svg:width="2.3cm" svg:height="0.499cm" draw:z-index="0"><draw:text-box><text:p text:style-name="MP11">Лунёв</text:p></draw:text-box></draw:frame><draw:frame draw:style-name="Mfr1" draw:name="Перв.4: 11 Утв." text:anchor-type="paragraph" svg:x="3.701cm" svg:y="28.7cm" svg:width="2.3cm" svg:height="0.499cm" draw:z-index="0"><draw:text-box><text:p text:style-name="MP6"/></draw:text-box></draw:frame><draw:frame draw:style-name="Mfr1" draw:name="Перв.4: 13 Разраб." text:anchor-type="paragraph" svg:x="7.5cm" svg:y="26.7cm" svg:width="1cm" svg:height="0.499cm" draw:z-index="0"><draw:text-box><text:p text:style-name="MP6"/></draw:text-box></draw:frame><draw:frame draw:style-name="Mfr1" draw:name="Перв.4: 13 Пров." text:anchor-type="paragraph" svg:x="7.5cm" svg:y="27.199cm" svg:width="1cm" svg:height="0.499cm" draw:z-index="0"><draw:text-box><text:p text:style-name="MP6"/></draw:text-box></draw:frame><draw:frame draw:style-name="Mfr1" draw:name="Перв.4: 13" text:anchor-type="paragraph" svg:x="7.5cm" svg:y="27.7cm" svg:width="1cm" svg:height="0.499cm" draw:z-index="0"><draw:text-box><text:p text:style-name="MP6"/></draw:text-box></draw:frame><draw:frame draw:style-name="Mfr1" draw:name="Перв.4: 13 Н. контр." text:anchor-type="paragraph" svg:x="7.5cm" svg:y="28.199cm" svg:width="1cm" svg:height="0.499cm" draw:z-index="0"><draw:text-box><text:p text:style-name="MP6"/></draw:text-box></draw:frame><draw:frame draw:style-name="Mfr1" draw:name="Перв.4: 13 Утв." text:anchor-type="paragraph" svg:x="7.5cm" svg:y="28.7cm" svg:width="1cm" svg:height="0.499cm" draw:z-index="0"><draw:text-box><text:p text:style-name="MP6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9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59"><draw:text-box><text:p text:style-name="MP12"/></draw:text-box></draw:frame><draw:frame draw:style-name="Mfr2" draw:name="Прочие: 7 Лист (наименование)" text:anchor-type="paragraph" svg:x="19.5cm" svg:y="27.7cm" svg:width="1cm" svg:height="0.7cm" draw:z-index="56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53"><draw:text-box><text:p text:style-name="Значение_20_графы_20_форматной_20_рамки"><text:page-number text:select-page="current">4</text:page-number></text:p></draw:text-box></draw:frame><draw:frame draw:style-name="Mfr2" draw:name="Прочие: 14 Изм. (наименование)" text:anchor-type="paragraph" svg:x="2cm" svg:y="28.7cm" svg:width="0.7cm" svg:height="0.499cm" draw:z-index="50"><draw:text-box><text:p text:style-name="MP9">Изм.</text:p></draw:text-box></draw:frame><draw:frame draw:style-name="Mfr2" draw:name="Прочие: 15 Лист (наименование)" text:anchor-type="paragraph" svg:x="2.701cm" svg:y="28.7cm" svg:width="1cm" svg:height="0.499cm" draw:z-index="47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4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41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38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35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32"><draw:text-box><text:p text:style-name="MP13"/></draw:text-box></draw:frame><draw:frame draw:style-name="Mfr2" draw:name="Прочие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26"><draw:text-box><text:p text:style-name="MP13"/></draw:text-box></draw:frame><draw:frame draw:style-name="Mfr2" draw:name="Прочие: 21 Взам. инв. № (наименование)" text:anchor-type="paragraph" svg:x="0.801cm" svg:y="20.699cm" svg:width="0.499cm" svg:height="2.499cm" draw:z-index="23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20"><draw:text-box><text:p text:style-name="MP13"/></draw:text-box></draw:frame><draw:frame draw:style-name="Mfr2" draw:name="Прочие: 22 Инв. № дубл. (наименование)" text:anchor-type="paragraph" svg:x="0.801cm" svg:y="18.2cm" svg:width="0.499cm" svg:height="2.499cm" draw:z-index="17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14"><draw:text-box><text:p text:style-name="MP13"/></draw:text-box></draw:frame><draw:frame draw:style-name="Mfr2" draw:name="Прочие: 23 Подп. и дата (наименование)" text:anchor-type="paragraph" svg:x="0.801cm" svg:y="14.7cm" svg:width="0.499cm" svg:height="3.5cm" draw:z-index="11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8"><draw:text-box><text:p text:style-name="MP13"/></draw:text-box></draw:frame><draw:frame draw:style-name="Mfr2" draw:name="Прочие: 31 Копировал (наименование)" text:anchor-type="paragraph" svg:x="9.5cm" svg:y="29.199cm" svg:height="0.499cm" draw:z-index="5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2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13:06:07.595081632</meta:creation-date>
    <meta:editing-duration>PT2H16M7S</meta:editing-duration>
    <meta:editing-cycles>29</meta:editing-cycles>
    <meta:generator>LibreOffice/6.4.7.2$Linux_X86_64 LibreOffice_project/40$Build-2</meta:generator>
    <dc:date>2024-07-02T16:35:32.247732583</dc:date>
    <meta:print-date>2024-06-26T15:07:25.061835419</meta:print-date>
    <meta:document-statistic meta:table-count="1" meta:image-count="0" meta:object-count="0" meta:page-count="4" meta:paragraph-count="378" meta:word-count="557" meta:character-count="2667" meta:non-whitespace-character-count="2483"/>
    <meta:template xlink:type="simple" xlink:actuate="onRequest" xlink:title="Ведомость покупных изделий (Mexanic)" xlink:href="../../../.config/libreoffice/4/user/template/Ведомость%20покупных%20изделий%20(Mexanic).ott" meta:date="2024-06-26T13:06:06.898834087"/>
  </office:meta>
</office:document-meta>
</file>